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3E000002A86D7C61AEDB8FB0E5.png" manifest:media-type="image/png"/>
  <manifest:file-entry manifest:full-path="Pictures/100000000000023E000002A812B1A4E0966F7879.png" manifest:media-type="image/png"/>
  <manifest:file-entry manifest:full-path="Pictures/100000000000023E000002A8393A0A2F06BB6702.png" manifest:media-type="image/png"/>
  <manifest:file-entry manifest:full-path="Pictures/100000000000023E000002A84CD730A34358CE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13b" officeooo:paragraph-rsid="0013b1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3.427cm" svg:y="2.267cm" svg:width="11.479cm" svg:height="13.6cm" draw:z-index="0"><draw:image xlink:href="Pictures/100000000000023E000002A84CD730A34358CEBD.png" xlink:type="simple" xlink:show="embed" xlink:actuate="onLoad" loext:mime-type="image/png"/></draw:frame>PANCA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ADHAR CARD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1.479cm" svg:height="13.6cm" draw:z-index="1"><draw:image xlink:href="Pictures/100000000000023E000002A8393A0A2F06BB67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DRIVING LICENCE</text:p>
      <text:p text:style-name="P1"/>
      <text:p text:style-name="P1"><draw:frame draw:style-name="fr1" draw:name="Image3" text:anchor-type="paragraph" svg:width="11.479cm" svg:height="13.6cm" draw:z-index="2"><draw:image xlink:href="Pictures/100000000000023E000002A812B1A4E0966F78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VOTER ID</text:p>
      <text:p text:style-name="P1"/>
      <text:p text:style-name="P1"/>
      <text:p text:style-name="P1"/>
      <text:p text:style-name="P1"><draw:frame draw:style-name="fr1" draw:name="Image4" text:anchor-type="paragraph" svg:width="11.479cm" svg:height="13.6cm" draw:z-index="3"><draw:image xlink:href="Pictures/100000000000023E000002A86D7C61AEDB8FB0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22T11:48:51.409662000</meta:creation-date>
    <dc:date>2021-11-22T11:53:07.234598000</dc:date>
    <meta:editing-duration>PT4M16S</meta:editing-duration>
    <meta:editing-cycles>1</meta:editing-cycles>
    <meta:document-statistic meta:table-count="0" meta:image-count="4" meta:object-count="0" meta:page-count="4" meta:paragraph-count="4" meta:word-count="7" meta:character-count="41" meta:non-whitespace-character-count="38"/>
    <meta:generator>LibreOffice/6.3.3.2$MacOSX_X86_64 LibreOffice_project/a64200df03143b798afd1ec74a12ab50359878ed</meta:generator>
  </office:meta>
</office:document-meta>
</file>